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svg:stroke-opacity="100%" draw:opacity="0%" draw:textarea-horizontal-align="justify" draw:textarea-vertical-align="middle" draw:auto-grow-height="false" fo:min-height="12.162cm" fo:min-width="11.912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5.283cm"/>
    </style:style>
    <style:style style:name="gr3" style:family="graphic" style:parent-style-name="standard">
      <style:graphic-properties draw:textarea-horizontal-align="justify" draw:textarea-vertical-align="middle" draw:auto-grow-height="false" fo:min-height="1.1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12.446cm" svg:x="4.81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1.905cm" svg:x="8.239cm" svg:y="24.114cm">
          <text:p text:style-name="P2">SWAN W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969cm" svg:height="1.905cm" svg:x="8.239cm" svg:y="19.796cm">
          <text:p text:style-name="P2">SWAN 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969cm" svg:height="1.905cm" svg:x="8.239cm" svg:y="15.224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889cm" svg:height="1.651cm" svg:x="9.382cm" svg:y="17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89cm" svg:height="1.651cm" draw:transform="rotate (3.12256856474306) translate (13.034cm 19.4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89cm" svg:height="1.651cm" svg:x="9.382cm" svg:y="22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89cm" svg:height="1.651cm" draw:transform="rotate (3.12256856474306) translate (13.034cm 23.7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809cm" svg:height="1.081cm" svg:x="6.334cm" svg:y="17.953cm">
          <draw:text-box>
            <text:p>Register</text:p>
          </draw:text-box>
        </draw:frame>
        <draw:frame draw:style-name="gr4" draw:text-style-name="P3" draw:layer="layout" svg:width="3.503cm" svg:height="1.911cm" svg:x="5.953cm" svg:y="22.076cm">
          <draw:text-box>
            <text:p>Forward</text:p>
            <text:p>Expression</text:p>
          </draw:text-box>
        </draw:frame>
        <draw:frame draw:style-name="gr4" draw:text-style-name="P3" draw:layer="layout" svg:width="2.805cm" svg:height="1.911cm" svg:x="13.446cm" svg:y="17.891cm">
          <draw:text-box>
            <text:p>Forward</text:p>
            <text:p>Values</text:p>
          </draw:text-box>
        </draw:frame>
        <draw:frame draw:style-name="gr4" draw:text-style-name="P3" draw:layer="layout" svg:width="2.369cm" svg:height="1.911cm" svg:x="13.689cm" svg:y="22.076cm">
          <draw:text-box>
            <text:p>Send</text:p>
            <text:p>Values</text:p>
          </draw:text-box>
        </draw:frame>
        <draw:custom-shape draw:style-name="gr1" draw:text-style-name="P1" draw:layer="layout" svg:width="12.446cm" svg:height="12.446cm" svg:x="4.81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1.905cm" svg:x="8.112cm" svg:y="11.16cm">
          <text:p text:style-name="P2">Wea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969cm" svg:height="1.905cm" svg:x="8.112cm" svg:y="6.842cm">
          <text:p text:style-name="P2">SWAN 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969cm" svg:height="1.905cm" svg:x="8.112cm" svg:y="2.27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889cm" svg:height="1.651cm" svg:x="9.255cm" svg:y="4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89cm" svg:height="1.651cm" draw:transform="rotate (3.12256856474306) translate (12.907cm 6.4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89cm" svg:height="1.651cm" svg:x="9.255cm" svg:y="9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89cm" svg:height="1.651cm" draw:transform="rotate (3.12256856474306) translate (12.907cm 10.77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809cm" svg:height="1.081cm" svg:x="6.207cm" svg:y="4.999cm">
          <draw:text-box>
            <text:p>Register</text:p>
          </draw:text-box>
        </draw:frame>
        <draw:frame draw:style-name="gr4" draw:text-style-name="P3" draw:layer="layout" svg:width="3.237cm" svg:height="1.911cm" svg:x="13.319cm" svg:y="4.937cm">
          <draw:text-box>
            <text:p>Evaluate</text:p>
            <text:p>and <text:s/>Send</text:p>
          </draw:text-box>
        </draw:frame>
        <draw:frame draw:style-name="gr4" draw:text-style-name="P3" draw:layer="layout" svg:width="2.369cm" svg:height="1.911cm" svg:x="13.562cm" svg:y="9.122cm">
          <draw:text-box>
            <text:p>Send</text:p>
            <text:p>Values</text:p>
          </draw:text-box>
        </draw:frame>
        <draw:frame draw:style-name="gr5" draw:text-style-name="P3" draw:layer="layout" svg:width="2.413cm" svg:height="1.911cm" svg:x="5.826cm" svg:y="8.874cm">
          <draw:text-box>
            <text:p>Start</text:p>
            <text:p>S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444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8:06:05.349704582</meta:creation-date>
    <dc:date>2016-07-27T19:22:04.609789816</dc:date>
    <meta:editing-duration>PT7S</meta:editing-duration>
    <meta:editing-cycles>1</meta:editing-cycles>
    <meta:document-statistic meta:object-count="24"/>
    <meta:generator>LibreOffice/5.0.6.3$Linux_X86_64 LibreOffice_project/00m0$Build-3</meta:generator>
  </office:meta>
</office:document-meta>
</file>